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cc99" draw:textarea-horizontal-align="center" draw:textarea-vertical-align="middle" fo:padding-top="0.025cm" fo:padding-bottom="0.025cm" fo:padding-left="0.025cm" fo:padding-right="0.025cm"/>
    </style:style>
    <style:style style:name="gr2" style:family="graphic" style:parent-style-name="standard">
      <style:graphic-properties svg:stroke-width="0.02cm" draw:marker-start-width="0.23cm" draw:marker-end="Arrow" draw:marker-end-width="0.23cm" draw:textarea-horizontal-align="center" draw:textarea-vertical-align="middle" fo:padding-top="0.01cm" fo:padding-bottom="0.01cm" fo:padding-left="0.01cm" fo:padding-right="0.01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start="Arrow" draw:marker-start-width="0.15cm" draw:marker-end="Arrow" draw:marker-end-width="0.15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4.184cm" svg:height="2.58cm" svg:x="2.064cm" svg:y="1.824cm" svg:viewBox="0 0 4185 2581" svg:d="m2197 1c1275-17 1706 244 1887 601s232 1375-845 1810-3204-43-3238-583 603-1540 2213-1828z">
          <text:p/>
        </draw:path>
        <draw:line draw:style-name="gr2" draw:text-style-name="P1" draw:layer="layout" svg:x1="1.137cm" svg:y1="4.822cm" svg:x2="8.174cm" svg:y2="2.176cm">
          <text:p/>
        </draw:line>
        <draw:frame draw:style-name="gr3" draw:layer="layout" svg:width="0.532cm" svg:height="0.511cm" svg:x="7.65cm" svg:y="1.59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5.538cm" svg:y1="0.713cm" svg:x2="6.907cm" svg:y2="4.534cm">
          <text:p/>
        </draw:line>
        <draw:line draw:style-name="gr4" draw:text-style-name="P1" draw:layer="layout" svg:x1="1.267cm" svg:y1="1.419cm" svg:x2="2.636cm" svg:y2="5.24cm">
          <text:p/>
        </draw:line>
        <draw:line draw:style-name="gr5" draw:text-style-name="P1" draw:layer="layout" svg:x1="1.672cm" svg:y1="2.541cm" svg:x2="5.66cm" svg:y2="1.044cm">
          <text:p/>
        </draw:line>
        <draw:frame draw:style-name="gr3" draw:layer="layout" svg:width="1.307cm" svg:height="0.575cm" svg:x="2.531cm" svg:y="1.19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508cm" svg:height="0.469cm" svg:x="4.013cm" svg:y="2.503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ja" style:country-asian="JP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10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creation-date>2003-05-05T11:08:42</meta:creation-date>
    <dc:date>2010-08-27T16:55:20.51</dc:date>
    <dc:language>en-US</dc:language>
    <meta:editing-cycles>4</meta:editing-cycles>
    <meta:editing-duration>PT00H15M42S</meta:editing-duration>
    <dc:creator>David Legland</dc:creator>
    <meta:document-statistic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ω</math:mo>
    <math:annotation math:encoding="StarMath 5.0">%omega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b</math:mi>
        <math:mo math:stretchy="false">ω</math:mo>
      </math:msub>
      <math:mrow>
        <math:mo math:stretchy="false">(</math:mo>
        <math:mi>X</math:mi>
        <math:mo math:stretchy="false">)</math:mo>
      </math:mrow>
    </math:mrow>
    <math:annotation math:encoding="StarMath 5.0">b_{%omega}(X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